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90.9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Système de critiqu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« critique »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« critique »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critiqu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jout de la fonctionnalité like de critique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jout de la fonctionnalité notation de critique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jout sur la vue « séries »</text:p>
          </table:table-cell>
          <table:table-cell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réation du modèle Critiqu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iaison au contrôleur Séries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ystème like de crit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j’aime/j’aime pa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j’aime/j’aime pa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j’aime/j’aime pa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éalisation du front de « j’aime/j’aime pas »</text:p>
          </table:table-cell>
          <table:table-cell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back de « j’aime/j’aime pas »</text:p>
          </table:table-cell>
          <table:table-cell office:value-type="string" calcext:value-type="string">
            <text:p>A, B, C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ystème notation de crit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« notation »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« notation »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Nota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éalisation du front de notation</text:p>
          </table:table-cell>
          <table:table-cell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back de notation</text:p>
          </table:table-cell>
          <table:table-cell office:value-type="string" calcext:value-type="string">
            <text:p>A, B, C</text:p>
          </table:table-cell>
          <table:table-cell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0:27:33.091668964</meta:creation-date>
    <meta:generator>LibreOffice/5.1.4.2$Linux_X86_64 LibreOffice_project/10m0$Build-2</meta:generator>
    <dc:date>2017-01-04T11:07:49.276095548</dc:date>
    <meta:editing-duration>PT6M37S</meta:editing-duration>
    <meta:editing-cycles>1</meta:editing-cycles>
    <meta:document-statistic meta:table-count="1" meta:cell-count="69" meta:object-count="0"/>
  </office:meta>
</office:document-meta>
</file>